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UTAS <text:line-break/><text:line-break/>17/3/2026 - 16hs</text:p>
      <text:p text:style-name="Standard"/>
      <text:p text:style-name="Standard">-En el dia de hoy realizamos la planificación de lo que va ha ser la posible entrevista en <text:s/>Estancias del Lago.</text:p>
      <text:p text:style-name="Standard"/>
      <text:p text:style-name="Standard">-Creamos el usuario de GitHUB y el GMAIL grupal.</text:p>
      <text:p text:style-name="Standard"/>
      <text:p text:style-name="Standard">-Creamos el repositorio en el cual contiene el backlog.</text:p>
      <text:p text:style-name="Standard"/>
      <text:p text:style-name="Standard">-Dentro del backlog creamos un tablero para comenzar de manera ordenada nuestro proyecto, (do, doing, test, done).</text:p>
      <text:p text:style-name="Standard"/>
      <text:p text:style-name="Standard">- Dentro del Do colocamos las tareas que tendremos durante el proyecto.</text:p>
      <text:p text:style-name="Standard"/>
      <text:p text:style-name="Standard">Tareas : </text:p>
      <text:p text:style-name="Standard"><text:tab/><text:tab/>uml / base de datos </text:p>
      <text:p text:style-name="Standard"><text:tab/><text:tab/>comunicación cliente </text:p>
      <text:p text:style-name="Standard"><text:tab/><text:tab/>requerimientos </text:p>
      <text:p text:style-name="Standard"><text:tab/><text:tab/>diagramas de flujos </text:p>
      <text:p text:style-name="Standard"><text:tab/><text:tab/>arquitectura </text:p>
      <text:p text:style-name="Standard"><text:tab/><text:tab/>tecnología </text:p>
      <text:p text:style-name="Standard"><text:tab/><text:tab/>diagrama de gantt</text:p>
      <text:p text:style-name="Standard"><text:tab/><text:tab/>seguridad</text:p>
      <text:p text:style-name="Standard"><text:tab/><text:tab/>minutas</text:p>
      <text:p text:style-name="Standard"><text:tab/><text:tab/>rrhh.</text:p>
      <text:p text:style-name="Standard"/>
      <text:p text:style-name="Standard"/>
      <text:p text:style-name="Standard"><text:soft-page-break/><text:s/>18/3/2026 - 16hs</text:p>
      <text:p text:style-name="Standard"/>
      <text:p text:style-name="Standard">En este día redactamos y formalizamos las preguntas para la entrevista en base a ciertos ejemplos de preguntas que nos puso el profesor.</text:p>
      <text:p text:style-name="Standard">planificamos futuras reuniones que se realizarán periódicamente.</text:p>
      <text:p text:style-name="Standard">también realizamos la matriz de riesgo. </text:p>
      <text:p text:style-name="Standard"/>
      <text:p text:style-name="Standard"/>
      <text:p text:style-name="Standard">24/3/2026 - 21:46 hs</text:p>
      <text:p text:style-name="Standard"/>
      <text:p text:style-name="Standard">En este día lo que hicimos fue subir a nuestro repositorio de GitHub, el progreso sobre la Matriz de Riesgo y también las preguntas que realizamos para plantear en el dìa de la Entrevista.</text:p>
      <text:p text:style-name="Standard"/>
      <text:p text:style-name="Standard"/>
      <text:p text:style-name="Standard"/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 style:font-style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4" meta:word-count="170" meta:character-count="1058" meta:non-whitespace-character-count="878"/>
    <meta:generator>LibreOfficeDev/6.0.5.2$Linux_X86_64 LibreOffice_project/</meta:generator>
  </office:meta>
</office:document-meta>
</file>